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ea9" officeooo:paragraph-rsid="0013fea9"/>
    </style:style>
    <style:style style:name="P2" style:family="paragraph" style:parent-style-name="Standard">
      <style:text-properties officeooo:rsid="0013fea9" officeooo:paragraph-rsid="0013fea9"/>
    </style:style>
    <style:style style:name="P3" style:family="paragraph" style:parent-style-name="Standard">
      <style:text-properties officeooo:rsid="001567ea" officeooo:paragraph-rsid="001567ea"/>
    </style:style>
    <style:style style:name="P4" style:family="paragraph" style:parent-style-name="Standard">
      <style:text-properties officeooo:rsid="0015aa02" officeooo:paragraph-rsid="0015aa0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expression text:formula="ooow:https://github.com/rogerclarkmelbourne/Arduino_STM32/wiki/Programming-an-STM32F103XXX-with-a-generic-%22ST-Link-V2%22-programmer-from-Linuxhttps://github.com/rogerclarkmelbourne/Arduino_STM32/wiki/Programming-an-STM32F103XXX-with-a-generic-%22ST-Link-V2%22-programmer-from-Linux" office:value-type="float" office:value="0" style:data-style-name="N0"/></text:p>
      <text:p text:style-name="P1">=<text:a xlink:type="simple" xlink:href="https://github.com/rogerclarkmelbourne/Arduino_STM32/wiki/Programming-an-STM32F103XXX-with-a-generic-%22ST-Link-V2%22-programmer-from-Linuxhttps://github.com/rogerclarkmelbourne/Arduino_STM32/wiki/Programming-an-STM32F103XXX-with-a-generic-%22ST-Link-V2%22-programmer-from-Linux" text:style-name="Internet_20_link" text:visited-style-name="Visited_20_Internet_20_Link">https://github.com/rogerclarkmelbourne/Arduino_STM32/wiki/Programming-an-STM32F103XXX-with-a-generic-%22ST-Link-V2%22-programmer-from-Linuxhttps://github.com/rogerclarkmelbourne/Arduino_STM32/wiki/Programming-an-STM32F103XXX-with-a-generic-%22ST-Link-V2%22-programmer-from-Linux</text:a></text:p>
      <text:p text:style-name="P1"/>
      <text:p text:style-name="P1"><text:a xlink:type="simple" xlink:href="http://fun-tech.se/stm32/OpenOCD/gdb.php" text:style-name="Internet_20_link" text:visited-style-name="Visited_20_Internet_20_Link">http://fun-tech.se/stm32/OpenOCD/gdb.php</text:a></text:p>
      <text:p text:style-name="P1"/>
      <text:p text:style-name="P3">openocd -f /usr/local/share/openocd/scripts/interface/stlink-v2.cfg -f /usr/local/share/openocd/scripts/target/stm32f1x.cfg</text:p>
      <text:p text:style-name="P3"/>
      <text:p text:style-name="P4">m$ telnet localhost 4444</text:p>
      <text:p text:style-name="P4">Trying 127.0.0.1...</text:p>
      <text:p text:style-name="P4">Connected to localhost.</text:p>
      <text:p text:style-name="P4">Escape character is '^]'.</text:p>
      <text:p text:style-name="P4">Open On-Chip Debugger</text:p>
      <text:p text:style-name="P4">&gt; reset halt</text:p>
      <text:p text:style-name="P4">stm32f1x.cpu: target state: halted</text:p>
      <text:p text:style-name="P4">target halted due to debug-request, current mode: Thread </text:p>
      <text:p text:style-name="P4">xPSR: 0x01000000 pc: 0x00000668 msp: 0x20001000</text:p>
      <text:p text:style-name="P4">&gt; flash write_image erase bin/Debug/blinky_debug.bin 0x08000000</text:p>
      <text:p text:style-name="P4">auto erase enabled</text:p>
      <text:p text:style-name="P4">device id = 0x20036410</text:p>
      <text:p text:style-name="P4">flash size = 64kbytes</text:p>
      <text:p text:style-name="P4">stm32f1x.cpu: target state: halted</text:p>
      <text:p text:style-name="P4">target halted due to breakpoint, current mode: Thread </text:p>
      <text:p text:style-name="P4">xPSR: 0x61000000 pc: 0x2000003a msp: 0x20001000</text:p>
      <text:p text:style-name="P4">wrote 2048 bytes from file bin/Debug/blinky_debug.bin in 0.179247s (11.158 KiB/s)</text:p>
      <text:p text:style-name="P4">&gt;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30:19.766102868</meta:creation-date>
    <dc:date>2016-06-14T10:01:45.301823491</dc:date>
    <meta:editing-duration>PT40M47S</meta:editing-duration>
    <meta:editing-cycles>4</meta:editing-cycles>
    <meta:generator>LibreOffice/5.1.3.2$Linux_X86_64 LibreOffice_project/10m0$Build-2</meta:generator>
    <meta:document-statistic meta:table-count="0" meta:image-count="0" meta:object-count="0" meta:page-count="1" meta:paragraph-count="22" meta:word-count="90" meta:character-count="1046" meta:non-whitespace-character-count="974"/>
  </office:meta>
</office:document-meta>
</file>